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57da" officeooo:paragraph-rsid="000e57da"/>
    </style:style>
    <style:style style:name="P2" style:family="paragraph" style:parent-style-name="Standard">
      <style:text-properties fo:font-weight="bold" officeooo:rsid="000e57da" officeooo:paragraph-rsid="000e57da" style:font-weight-asian="bold" style:font-weight-complex="bold"/>
    </style:style>
    <style:style style:name="P3" style:family="paragraph" style:parent-style-name="Standard">
      <style:text-properties officeooo:rsid="000e9264" officeooo:paragraph-rsid="000e9264"/>
    </style:style>
    <style:style style:name="P4" style:family="paragraph" style:parent-style-name="Standard">
      <style:text-properties fo:font-style="italic" officeooo:rsid="000e9264" officeooo:paragraph-rsid="000e9264" style:font-style-asian="italic" style:font-style-complex="italic"/>
    </style:style>
    <style:style style:name="P5" style:family="paragraph" style:parent-style-name="Standard" style:list-style-name="L2">
      <style:text-properties fo:font-style="italic" officeooo:rsid="000e9264" officeooo:paragraph-rsid="00177f04" style:font-style-asian="italic" style:font-style-complex="italic"/>
    </style:style>
    <style:style style:name="P6" style:family="paragraph" style:parent-style-name="Standard" style:list-style-name="L7">
      <style:text-properties fo:font-style="italic" officeooo:rsid="000e9264" officeooo:paragraph-rsid="003d88c9" style:font-style-asian="italic" style:font-style-complex="italic"/>
    </style:style>
    <style:style style:name="P7" style:family="paragraph" style:parent-style-name="Standard">
      <style:text-properties fo:font-style="italic" officeooo:rsid="001020a6" officeooo:paragraph-rsid="001020a6" style:font-style-asian="italic" style:font-style-complex="italic"/>
    </style:style>
    <style:style style:name="P8" style:family="paragraph" style:parent-style-name="Standard" style:list-style-name="L2">
      <style:text-properties fo:font-style="italic" officeooo:rsid="00177f04" officeooo:paragraph-rsid="00177f04" style:font-style-asian="italic" style:font-style-complex="italic"/>
    </style:style>
    <style:style style:name="P9" style:family="paragraph" style:parent-style-name="Standard" style:list-style-name="L2">
      <style:text-properties fo:font-style="italic" officeooo:rsid="00195f24" officeooo:paragraph-rsid="001aaea8" style:font-style-asian="italic" style:font-style-complex="italic"/>
    </style:style>
    <style:style style:name="P10" style:family="paragraph" style:parent-style-name="Standard" style:list-style-name="L2">
      <style:text-properties fo:font-style="italic" style:text-underline-style="none" fo:font-weight="normal" officeooo:rsid="0085670a" officeooo:paragraph-rsid="00177f04" style:font-style-asian="italic" style:font-weight-asian="normal" style:font-style-complex="italic" style:font-weight-complex="normal"/>
    </style:style>
    <style:style style:name="P11" style:family="paragraph" style:parent-style-name="Standard" style:list-style-name="L2">
      <style:text-properties fo:font-style="italic" style:text-underline-style="none" fo:font-weight="normal" officeooo:rsid="0085670a" officeooo:paragraph-rsid="00177f04" fo:background-color="transparent" style:font-style-asian="italic" style:font-weight-asian="normal" style:font-style-complex="italic" style:font-weight-complex="normal"/>
    </style:style>
    <style:style style:name="P12" style:family="paragraph" style:parent-style-name="Standard">
      <style:text-properties fo:font-style="italic" officeooo:rsid="000e9264" officeooo:paragraph-rsid="00177f04" fo:background-color="transparent" style:font-style-asian="italic" style:font-style-complex="italic"/>
    </style:style>
    <style:style style:name="P13" style:family="paragraph" style:parent-style-name="Standard" style:list-style-name="L2">
      <style:text-properties fo:font-style="italic" officeooo:rsid="00177f04" officeooo:paragraph-rsid="00177f04" fo:background-color="transparent" style:font-style-asian="italic" style:font-style-complex="italic"/>
    </style:style>
    <style:style style:name="P14" style:family="paragraph" style:parent-style-name="Standard" style:list-style-name="L2">
      <style:text-properties fo:font-style="italic" officeooo:rsid="00195f24" officeooo:paragraph-rsid="00195f24" fo:background-color="transparent" style:font-style-asian="italic" style:font-style-complex="italic"/>
    </style:style>
    <style:style style:name="P15" style:family="paragraph" style:parent-style-name="Standard" style:list-style-name="L2">
      <style:text-properties fo:font-style="italic" officeooo:rsid="00195f24" officeooo:paragraph-rsid="001aaea8" fo:background-color="transparent" style:font-style-asian="italic" style:font-style-complex="italic"/>
    </style:style>
    <style:style style:name="P16" style:family="paragraph" style:parent-style-name="Standard" style:list-style-name="L2">
      <style:text-properties fo:font-style="italic" officeooo:rsid="0011fa96" officeooo:paragraph-rsid="0011fa96" fo:background-color="transparent" style:font-style-asian="italic" style:font-style-complex="italic"/>
    </style:style>
    <style:style style:name="P17" style:family="paragraph" style:parent-style-name="Standard">
      <style:text-properties fo:font-style="normal" officeooo:rsid="000e9264" officeooo:paragraph-rsid="000e9264" style:font-style-asian="normal" style:font-style-complex="normal"/>
    </style:style>
    <style:style style:name="P18" style:family="paragraph" style:parent-style-name="Standard" style:list-style-name="L6">
      <style:text-properties fo:font-style="normal" officeooo:rsid="000e9264" officeooo:paragraph-rsid="002b7ba3" style:font-style-asian="normal" style:font-style-complex="normal"/>
    </style:style>
    <style:style style:name="P19" style:family="paragraph" style:parent-style-name="Standard">
      <style:text-properties fo:font-style="normal" officeooo:rsid="001020a6" officeooo:paragraph-rsid="001020a6" style:font-style-asian="normal" style:font-style-complex="normal"/>
    </style:style>
    <style:style style:name="P20" style:family="paragraph" style:parent-style-name="Standard" style:list-style-name="L6">
      <style:text-properties fo:font-style="normal" officeooo:rsid="002b9dd4" officeooo:paragraph-rsid="002b9dd4" style:font-style-asian="normal" style:font-style-complex="normal"/>
    </style:style>
    <style:style style:name="P21" style:family="paragraph" style:parent-style-name="Standard" style:list-style-name="L2">
      <style:text-properties fo:font-style="normal" officeooo:rsid="002c2eb7" officeooo:paragraph-rsid="002c2eb7" style:font-style-asian="normal" style:font-style-complex="normal"/>
    </style:style>
    <style:style style:name="P22" style:family="paragraph" style:parent-style-name="Standard" style:list-style-name="L6">
      <style:text-properties fo:font-style="normal" officeooo:rsid="002cb423" officeooo:paragraph-rsid="002cb423" style:font-style-asian="normal" style:font-style-complex="normal"/>
    </style:style>
    <style:style style:name="P23" style:family="paragraph" style:parent-style-name="Standard" style:list-style-name="L6">
      <style:text-properties fo:font-style="normal" officeooo:rsid="002db378" officeooo:paragraph-rsid="002db378" style:font-style-asian="normal" style:font-style-complex="normal"/>
    </style:style>
    <style:style style:name="P24" style:family="paragraph" style:parent-style-name="Standard" style:list-style-name="L6">
      <style:text-properties fo:font-style="normal" officeooo:rsid="002f8367" officeooo:paragraph-rsid="002f8367" style:font-style-asian="normal" style:font-style-complex="normal"/>
    </style:style>
    <style:style style:name="P25" style:family="paragraph" style:parent-style-name="Standard" style:list-style-name="L6">
      <style:text-properties fo:font-style="normal" officeooo:rsid="00305cae" officeooo:paragraph-rsid="00305cae" style:font-style-asian="normal" style:font-style-complex="normal"/>
    </style:style>
    <style:style style:name="P26" style:family="paragraph" style:parent-style-name="Standard" style:list-style-name="L6">
      <style:text-properties fo:font-style="normal" officeooo:rsid="003349c1" officeooo:paragraph-rsid="003349c1" style:font-style-asian="normal" style:font-style-complex="normal"/>
    </style:style>
    <style:style style:name="P27" style:family="paragraph" style:parent-style-name="Standard" style:list-style-name="L6">
      <style:text-properties fo:font-style="normal" officeooo:rsid="0034900c" officeooo:paragraph-rsid="0034900c" style:font-style-asian="normal" style:font-style-complex="normal"/>
    </style:style>
    <style:style style:name="P28" style:family="paragraph" style:parent-style-name="Standard">
      <style:text-properties fo:font-style="normal" officeooo:rsid="0034900c" officeooo:paragraph-rsid="0034900c" style:font-style-asian="normal" style:font-style-complex="normal"/>
    </style:style>
    <style:style style:name="P29" style:family="paragraph" style:parent-style-name="Standard" style:list-style-name="L6">
      <style:text-properties fo:font-style="normal" officeooo:rsid="0037203c" officeooo:paragraph-rsid="0037203c" style:font-style-asian="normal" style:font-style-complex="normal"/>
    </style:style>
    <style:style style:name="P30" style:family="paragraph" style:parent-style-name="Standard" style:list-style-name="L6">
      <style:text-properties fo:font-style="normal" officeooo:rsid="0038efbb" officeooo:paragraph-rsid="0038efbb" style:font-style-asian="normal" style:font-style-complex="normal"/>
    </style:style>
    <style:style style:name="P31" style:family="paragraph" style:parent-style-name="Standard" style:list-style-name="L6">
      <style:text-properties fo:font-style="normal" officeooo:rsid="002b9dd4" officeooo:paragraph-rsid="002b9dd4" fo:background-color="#ffff00" style:font-style-asian="normal" style:font-style-complex="normal"/>
    </style:style>
    <style:style style:name="P32" style:family="paragraph" style:parent-style-name="Standard" style:list-style-name="L6">
      <style:text-properties fo:font-style="normal" officeooo:rsid="002cb423" officeooo:paragraph-rsid="002cb423" fo:background-color="#ffff00" style:font-style-asian="normal" style:font-style-complex="normal"/>
    </style:style>
    <style:style style:name="P33" style:family="paragraph" style:parent-style-name="Standard" style:list-style-name="L6">
      <style:text-properties fo:font-style="normal" officeooo:rsid="002ea49f" officeooo:paragraph-rsid="002ea49f" fo:background-color="#ffff00" style:font-style-asian="normal" style:font-style-complex="normal"/>
    </style:style>
    <style:style style:name="P34" style:family="paragraph" style:parent-style-name="Standard" style:list-style-name="L6">
      <style:text-properties fo:font-style="normal" officeooo:rsid="0037203c" officeooo:paragraph-rsid="0037203c" fo:background-color="#ffff00" style:font-style-asian="normal" style:font-style-complex="normal"/>
    </style:style>
    <style:style style:name="P35" style:family="paragraph" style:parent-style-name="Standard" style:list-style-name="L6">
      <style:text-properties fo:font-style="normal" officeooo:rsid="002ea49f" officeooo:paragraph-rsid="002ea49f" fo:background-color="transparent" style:font-style-asian="normal" style:font-style-complex="normal"/>
    </style:style>
    <style:style style:name="P36" style:family="paragraph" style:parent-style-name="Standard" style:list-style-name="L2">
      <style:text-properties officeooo:paragraph-rsid="00138980"/>
    </style:style>
    <style:style style:name="P37" style:family="paragraph" style:parent-style-name="Standard" style:list-style-name="L2">
      <style:text-properties officeooo:paragraph-rsid="0015fed4"/>
    </style:style>
    <style:style style:name="P38" style:family="paragraph" style:parent-style-name="Standard" style:list-style-name="L2">
      <style:text-properties officeooo:paragraph-rsid="001afdec"/>
    </style:style>
    <style:style style:name="P39" style:family="paragraph" style:parent-style-name="Standard" style:list-style-name="L2">
      <style:text-properties officeooo:paragraph-rsid="0023b3a1"/>
    </style:style>
    <style:style style:name="P40" style:family="paragraph" style:parent-style-name="Standard" style:list-style-name="L2">
      <style:text-properties officeooo:paragraph-rsid="0022efed"/>
    </style:style>
    <style:style style:name="P41" style:family="paragraph" style:parent-style-name="Standard" style:list-style-name="L2">
      <style:text-properties officeooo:paragraph-rsid="002029ec"/>
    </style:style>
    <style:style style:name="P42" style:family="paragraph" style:parent-style-name="Standard" style:list-style-name="L2">
      <style:text-properties officeooo:rsid="001425dd" officeooo:paragraph-rsid="001425dd"/>
    </style:style>
    <style:style style:name="P43" style:family="paragraph" style:parent-style-name="Standard">
      <style:text-properties fo:font-weight="normal" officeooo:rsid="0015fed4" officeooo:paragraph-rsid="0015fed4" style:font-weight-asian="normal" style:font-weight-complex="normal"/>
    </style:style>
    <style:style style:name="P44" style:family="paragraph" style:parent-style-name="Standard" style:list-style-name="L3">
      <style:text-properties fo:font-weight="normal" officeooo:rsid="0015fed4" officeooo:paragraph-rsid="0015fed4" style:font-weight-asian="normal" style:font-weight-complex="normal"/>
    </style:style>
    <style:style style:name="P45" style:family="paragraph" style:parent-style-name="Standard" style:list-style-name="L2">
      <style:text-properties officeooo:rsid="001c9ee8" officeooo:paragraph-rsid="001c9ee8" fo:background-color="#ffff00"/>
    </style:style>
    <style:style style:name="P46" style:family="paragraph" style:parent-style-name="Standard" style:list-style-name="L2">
      <style:text-properties officeooo:rsid="001c9ee8" officeooo:paragraph-rsid="001c9ee8" fo:background-color="transparent"/>
    </style:style>
    <style:style style:name="P47" style:family="paragraph" style:parent-style-name="Standard" style:list-style-name="L2">
      <style:text-properties officeooo:rsid="001de70c" officeooo:paragraph-rsid="001de70c" fo:background-color="transparent"/>
    </style:style>
    <style:style style:name="P48" style:family="paragraph" style:parent-style-name="Standard" style:list-style-name="L2">
      <style:text-properties officeooo:rsid="001e7173" officeooo:paragraph-rsid="001e7173" fo:background-color="transparent"/>
    </style:style>
    <style:style style:name="P49" style:family="paragraph" style:parent-style-name="Standard" style:list-style-name="L2">
      <style:text-properties officeooo:rsid="001ff306" officeooo:paragraph-rsid="001ff306" fo:background-color="transparent"/>
    </style:style>
    <style:style style:name="P50" style:family="paragraph" style:parent-style-name="Standard" style:list-style-name="L2">
      <style:text-properties officeooo:rsid="002029ec" officeooo:paragraph-rsid="002029ec" fo:background-color="transparent"/>
    </style:style>
    <style:style style:name="P51" style:family="paragraph" style:parent-style-name="Standard" style:list-style-name="L2">
      <style:text-properties officeooo:rsid="0021f1ad" officeooo:paragraph-rsid="0021f1ad" fo:background-color="transparent"/>
    </style:style>
    <style:style style:name="P52" style:family="paragraph" style:parent-style-name="Standard" style:list-style-name="L2">
      <style:text-properties officeooo:rsid="0022efed" officeooo:paragraph-rsid="0022efed" fo:background-color="transparent"/>
    </style:style>
    <style:style style:name="P53" style:family="paragraph" style:parent-style-name="Standard" style:list-style-name="L2">
      <style:text-properties officeooo:rsid="001425dd" officeooo:paragraph-rsid="001425dd" fo:background-color="transparent"/>
    </style:style>
    <style:style style:name="P54" style:family="paragraph" style:parent-style-name="Standard" style:list-style-name="L2">
      <style:text-properties officeooo:rsid="001afdec" officeooo:paragraph-rsid="001afdec" fo:background-color="transparent"/>
    </style:style>
    <style:style style:name="P55" style:family="paragraph" style:parent-style-name="Standard" style:list-style-name="L5">
      <style:text-properties officeooo:paragraph-rsid="000e9264" fo:background-color="transparent"/>
    </style:style>
    <style:style style:name="P56" style:family="paragraph" style:parent-style-name="Standard">
      <style:text-properties officeooo:paragraph-rsid="0023b3a1"/>
    </style:style>
    <style:style style:name="P57" style:family="paragraph" style:parent-style-name="Standard" style:list-style-name="L3">
      <style:text-properties officeooo:paragraph-rsid="0015fed4"/>
    </style:style>
    <style:style style:name="P58" style:family="paragraph" style:parent-style-name="Standard" style:list-style-name="L2">
      <style:text-properties fo:font-size="11pt" fo:font-style="normal" officeooo:rsid="003c0da6" officeooo:paragraph-rsid="003c0da6" style:font-size-asian="11pt" style:font-style-asian="normal" style:font-size-complex="11pt" style:font-style-complex="normal"/>
    </style:style>
    <style:style style:name="T1" style:family="text">
      <style:text-properties officeooo:rsid="001020a6"/>
    </style:style>
    <style:style style:name="T2" style:family="text">
      <style:text-properties officeooo:rsid="00138980"/>
    </style:style>
    <style:style style:name="T3" style:family="text">
      <style:text-properties fo:color="#000000" style:font-name="Times New Roman" fo:font-size="12pt" fo:background-color="#ffffff" loext:char-shading-value="0"/>
    </style:style>
    <style:style style:name="T4" style:family="text">
      <style:text-properties fo:color="#000000" style:font-name="Times New Roman" fo:font-size="12pt" officeooo:rsid="00138980" fo:background-color="#ffffff" loext:char-shading-value="0"/>
    </style:style>
    <style:style style:name="T5" style:family="text">
      <style:text-properties fo:color="#000000" style:font-name="Times New Roman" fo:font-size="12pt" fo:font-style="italic" fo:background-color="#ffffff" loext:char-shading-value="0" style:font-style-asian="italic" style:font-style-complex="italic"/>
    </style:style>
    <style:style style:name="T6" style:family="text">
      <style:text-properties fo:color="#000000" style:font-name="Times New Roman" fo:font-size="12pt" style:text-underline-style="none" fo:font-weight="normal" officeooo:rsid="001afdec" fo:background-color="#ffffff" loext:char-shading-value="0" style:font-weight-asian="normal" style:font-weight-complex="normal"/>
    </style:style>
    <style:style style:name="T7" style:family="text">
      <style:text-properties fo:color="#000000" style:font-name="Times New Roman" fo:font-size="11pt" officeooo:rsid="0017374d" fo:background-color="#ffffff" loext:char-shading-value="0" style:font-size-asian="11pt" style:font-size-complex="11pt"/>
    </style:style>
    <style:style style:name="T8" style:family="text">
      <style:text-properties fo:color="#000000" style:font-name="Times New Roman" fo:font-size="11pt" officeooo:rsid="003cc305" fo:background-color="#ffffff" loext:char-shading-value="0" style:font-size-asian="11pt" style:font-size-complex="11pt"/>
    </style:style>
    <style:style style:name="T9" style:family="text">
      <style:text-properties fo:color="#000000" style:font-name="Times New Roman" fo:font-size="11pt" officeooo:rsid="003b4c64" fo:background-color="#ffffff" loext:char-shading-value="0" style:font-size-asian="11pt" style:font-size-complex="11pt"/>
    </style:style>
    <style:style style:name="T10" style:family="text">
      <style:text-properties fo:color="#000000" style:font-name="Times New Roman" fo:font-size="11pt" officeooo:rsid="003cc750" fo:background-color="#ffffff" loext:char-shading-value="0" style:font-size-asian="11pt" style:font-size-complex="11pt"/>
    </style:style>
    <style:style style:name="T11" style:family="text">
      <style:text-properties fo:color="#000000" style:font-name="Times New Roman" fo:font-size="11pt" officeooo:rsid="001e5b44" fo:background-color="#ffffff" loext:char-shading-value="0" style:font-size-asian="11pt" style:font-size-complex="11pt"/>
    </style:style>
    <style:style style:name="T12" style:family="text">
      <style:text-properties fo:color="#000000" style:font-name="Times New Roman" fo:font-size="11pt" officeooo:rsid="003edeb2" fo:background-color="#ffffff" loext:char-shading-value="0" style:font-size-asian="11pt" style:font-size-complex="11pt"/>
    </style:style>
    <style:style style:name="T13" style:family="text">
      <style:text-properties fo:color="#000000" style:font-name="Times New Roman" fo:font-size="11pt" officeooo:rsid="003f8135" fo:background-color="#ffffff" loext:char-shading-value="0" style:font-size-asian="11pt" style:font-size-complex="11pt"/>
    </style:style>
    <style:style style:name="T14" style:family="text">
      <style:text-properties fo:color="#000000" style:font-name="Times New Roman" fo:font-size="11pt" officeooo:rsid="0041402c" fo:background-color="#ffffff" loext:char-shading-value="0" style:font-size-asian="11pt" style:font-size-complex="11pt"/>
    </style:style>
    <style:style style:name="T15" style:family="text">
      <style:text-properties fo:color="#000000" style:font-name="Times New Roman" fo:font-size="11pt" officeooo:rsid="00418c85" fo:background-color="#ffffff" loext:char-shading-value="0" style:font-size-asian="11pt" style:font-size-complex="11pt"/>
    </style:style>
    <style:style style:name="T16" style:family="text">
      <style:text-properties fo:color="#000000" style:font-name="Times New Roman" fo:font-size="11pt" officeooo:rsid="0043eaaf" fo:background-color="#ffffff" loext:char-shading-value="0" style:font-size-asian="11pt" style:font-size-complex="11pt"/>
    </style:style>
    <style:style style:name="T17" style:family="text">
      <style:text-properties fo:color="#000000" style:font-name="Times New Roman" fo:font-size="11pt" officeooo:rsid="0045223d" fo:background-color="#ffffff" loext:char-shading-value="0" style:font-size-asian="11pt" style:font-size-complex="11pt"/>
    </style:style>
    <style:style style:name="T18" style:family="text">
      <style:text-properties fo:color="#000000" style:font-name="Times New Roman" fo:font-size="11pt" officeooo:rsid="001f91bc" fo:background-color="#ffffff" loext:char-shading-value="0" style:font-size-asian="11pt" style:font-size-complex="11pt"/>
    </style:style>
    <style:style style:name="T19" style:family="text">
      <style:text-properties fo:color="#000000" style:font-name="Times New Roman" fo:font-size="11pt" officeooo:rsid="0047a9a5" fo:background-color="#ffffff" loext:char-shading-value="0" style:font-size-asian="11pt" style:font-size-complex="11pt"/>
    </style:style>
    <style:style style:name="T20" style:family="text">
      <style:text-properties fo:color="#000000" style:font-name="Times New Roman" fo:font-size="11pt" officeooo:rsid="00491596" fo:background-color="#ffffff" loext:char-shading-value="0" style:font-size-asian="11pt" style:font-size-complex="11pt"/>
    </style:style>
    <style:style style:name="T21" style:family="text">
      <style:text-properties fo:color="#000000" style:font-name="Times New Roman" fo:font-size="11pt" officeooo:rsid="004ab4fc" fo:background-color="#ffffff" loext:char-shading-value="0" style:font-size-asian="11pt" style:font-size-complex="11pt"/>
    </style:style>
    <style:style style:name="T22" style:family="text">
      <style:text-properties fo:color="#000000" style:font-name="Times New Roman" fo:font-size="11pt" officeooo:rsid="001f91bc" fo:background-color="#ffff00" loext:char-shading-value="0" style:font-size-asian="11pt" style:font-size-complex="11pt"/>
    </style:style>
    <style:style style:name="T23" style:family="text">
      <style:text-properties fo:font-style="italic" style:font-style-asian="italic" style:font-style-complex="italic"/>
    </style:style>
    <style:style style:name="T24" style:family="text">
      <style:text-properties fo:font-style="italic" officeooo:rsid="00138980" style:font-style-asian="italic" style:font-style-complex="italic"/>
    </style:style>
    <style:style style:name="T25" style:family="text">
      <style:text-properties fo:font-style="italic" officeooo:rsid="0015fed4" style:font-style-asian="italic" style:font-style-complex="italic"/>
    </style:style>
    <style:style style:name="T26" style:family="text">
      <style:text-properties fo:font-style="italic" officeooo:rsid="000e9264" style:font-style-asian="italic" style:font-style-complex="italic"/>
    </style:style>
    <style:style style:name="T27" style:family="text">
      <style:text-properties fo:font-style="italic" officeooo:rsid="002699a3"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1aaea8" style:font-style-asian="italic" style:font-weight-asian="normal" style:font-style-complex="italic" style:font-weight-complex="normal"/>
    </style:style>
    <style:style style:name="T30" style:family="text">
      <style:text-properties fo:font-style="italic" style:text-underline-style="none" fo:font-weight="normal" officeooo:rsid="001afdec" style:font-style-asian="italic" style:font-weight-asian="normal" style:font-style-complex="italic" style:font-weight-complex="normal"/>
    </style:style>
    <style:style style:name="T31" style:family="text">
      <style:text-properties fo:font-style="italic" style:text-underline-style="none" fo:font-weight="normal" officeooo:rsid="00195f24" style:font-style-asian="italic" style:font-weight-asian="normal" style:font-style-complex="italic" style:font-weight-complex="normal"/>
    </style:style>
    <style:style style:name="T32" style:family="text">
      <style:text-properties fo:font-style="italic" style:text-underline-style="none" fo:font-weight="normal" officeooo:rsid="002acac0" style:font-style-asian="italic" style:font-weight-asian="normal" style:font-style-complex="italic" style:font-weight-complex="normal"/>
    </style:style>
    <style:style style:name="T33" style:family="text">
      <style:text-properties fo:font-style="italic" style:text-underline-style="none" fo:font-weight="normal" officeooo:rsid="0023b3a1" fo:background-color="transparent" loext:char-shading-value="0" style:font-style-asian="italic" style:font-weight-asian="normal" style:font-style-complex="italic" style:font-weight-complex="normal"/>
    </style:style>
    <style:style style:name="T34" style:family="text">
      <style:text-properties fo:font-style="italic" style:text-underline-style="none" fo:font-weight="normal" officeooo:rsid="00297b03" fo:background-color="transparent" loext:char-shading-value="0" style:font-style-asian="italic" style:font-weight-asian="normal" style:font-style-complex="italic" style:font-weight-complex="normal"/>
    </style:style>
    <style:style style:name="T35" style:family="text">
      <style:text-properties fo:font-style="italic" style:text-underline-style="none" fo:font-weight="normal" officeooo:rsid="0022efed" fo:background-color="transparent" loext:char-shading-value="0" style:font-style-asian="italic" style:font-weight-asian="normal" style:font-style-complex="italic" style:font-weight-complex="normal"/>
    </style:style>
    <style:style style:name="T36" style:family="text">
      <style:text-properties fo:font-style="italic" style:text-underline-style="none" fo:font-weight="normal" officeooo:rsid="002029ec" fo:background-color="transparent" loext:char-shading-value="0" style:font-style-asian="italic" style:font-weight-asian="normal" style:font-style-complex="italic" style:font-weight-complex="normal"/>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85670a" style:font-weight-asian="normal" style:font-weight-complex="normal"/>
    </style:style>
    <style:style style:name="T39" style:family="text">
      <style:text-properties style:text-underline-style="none" fo:font-weight="normal" officeooo:rsid="001aaea8" style:font-weight-asian="normal" style:font-weight-complex="normal"/>
    </style:style>
    <style:style style:name="T40" style:family="text">
      <style:text-properties officeooo:rsid="00177f04"/>
    </style:style>
    <style:style style:name="T41" style:family="text">
      <style:text-properties style:text-position="super 58%" style:text-underline-style="none" fo:font-weight="normal" style:font-weight-asian="normal" style:font-weight-complex="normal"/>
    </style:style>
    <style:style style:name="T42" style:family="text">
      <style:text-properties fo:font-size="11pt" fo:font-style="italic" style:text-underline-style="none" fo:font-weight="normal" officeooo:rsid="0023b3a1" fo:background-color="transparent" loext:char-shading-value="0" style:font-size-asian="11pt" style:font-style-asian="italic" style:font-weight-asian="normal" style:font-size-complex="11pt" style:font-style-complex="italic" style:font-weight-complex="normal"/>
    </style:style>
    <style:style style:name="T43" style:family="text">
      <style:text-properties fo:font-size="11pt" style:font-size-asian="11pt" style:font-size-complex="11pt"/>
    </style:style>
    <style:style style:name="T44" style:family="text">
      <style:text-properties fo:font-size="11pt" officeooo:rsid="00184a11" style:font-size-asian="11pt" style:font-size-complex="11pt"/>
    </style:style>
    <style:style style:name="T45" style:family="text">
      <style:text-properties fo:font-size="11pt" officeooo:rsid="001de20a" style:font-size-asian="11pt" style:font-size-complex="11pt"/>
    </style:style>
    <style:style style:name="T46" style:family="text">
      <style:text-properties fo:font-size="11pt" officeooo:rsid="001ff6b2" style:font-size-asian="11pt" style:font-size-complex="11pt"/>
    </style:style>
    <style:style style:name="T47" style:family="text">
      <style:text-properties fo:font-size="11pt" officeooo:rsid="00207c2a" style:font-size-asian="11pt" style:font-size-complex="11pt"/>
    </style:style>
    <style:style style:name="T48" style:family="text">
      <style:text-properties fo:font-size="11pt" officeooo:rsid="001e5b44" style:font-size-asian="11pt" style:font-size-complex="11pt"/>
    </style:style>
    <style:style style:name="T49" style:family="text">
      <style:text-properties fo:font-size="11pt" officeooo:rsid="002bf2af" style:font-size-asian="11pt" style:font-size-complex="11pt"/>
    </style:style>
    <style:style style:name="T50" style:family="text">
      <style:text-properties fo:font-size="11pt" officeooo:rsid="002d8eb2" style:font-size-asian="11pt" style:font-size-complex="11pt"/>
    </style:style>
    <style:style style:name="T51" style:family="text">
      <style:text-properties fo:font-size="11pt" officeooo:rsid="002d8df5" style:font-size-asian="11pt" style:font-size-complex="11pt"/>
    </style:style>
    <style:style style:name="T52" style:family="text">
      <style:text-properties fo:font-size="11pt" officeooo:rsid="0026e552" style:font-size-asian="11pt" style:font-size-complex="11pt"/>
    </style:style>
    <style:style style:name="T53" style:family="text">
      <style:text-properties fo:font-size="11pt" officeooo:rsid="0021900c" style:font-size-asian="11pt" style:font-size-complex="11pt"/>
    </style:style>
    <style:style style:name="T54" style:family="text">
      <style:text-properties fo:font-size="11pt" officeooo:rsid="0024eba8" style:font-size-asian="11pt" style:font-size-complex="11pt"/>
    </style:style>
    <style:style style:name="T55" style:family="text">
      <style:text-properties fo:font-size="11pt" officeooo:rsid="00280821" style:font-size-asian="11pt" style:font-size-complex="11pt"/>
    </style:style>
    <style:style style:name="T56" style:family="text">
      <style:text-properties fo:font-size="11pt" officeooo:rsid="00296c86" style:font-size-asian="11pt" style:font-size-complex="11pt"/>
    </style:style>
    <style:style style:name="T57" style:family="text">
      <style:text-properties fo:font-size="11pt" officeooo:rsid="002b1467" style:font-size-asian="11pt" style:font-size-complex="11pt"/>
    </style:style>
    <style:style style:name="T58" style:family="text">
      <style:text-properties fo:font-size="11pt" officeooo:rsid="0021727d" style:font-size-asian="11pt" style:font-size-complex="11pt"/>
    </style:style>
    <style:style style:name="T59" style:family="text">
      <style:text-properties fo:font-size="11pt" officeooo:rsid="003e288e" style:font-size-asian="11pt" style:font-size-complex="11pt"/>
    </style:style>
    <style:style style:name="T60" style:family="text">
      <style:text-properties fo:font-size="11pt" officeooo:rsid="003678c8" style:font-size-asian="11pt" style:font-size-complex="11pt"/>
    </style:style>
    <style:style style:name="T61" style:family="text">
      <style:text-properties fo:font-size="11pt" officeooo:rsid="0037203c" style:font-size-asian="11pt" style:font-size-complex="11pt"/>
    </style:style>
    <style:style style:name="T62" style:family="text">
      <style:text-properties fo:font-size="11pt" officeooo:rsid="0073212c" style:font-size-asian="11pt" style:font-size-complex="11pt"/>
    </style:style>
    <style:style style:name="T63" style:family="text">
      <style:text-properties fo:font-size="11pt" officeooo:rsid="003cc305" style:font-size-asian="11pt" style:font-size-complex="11pt"/>
    </style:style>
    <style:style style:name="T64" style:family="text">
      <style:text-properties fo:font-size="11pt" officeooo:rsid="003576dc" style:font-size-asian="11pt" style:font-size-complex="11pt"/>
    </style:style>
    <style:style style:name="T65" style:family="text">
      <style:text-properties fo:font-size="11pt" officeooo:rsid="0038337c" style:font-size-asian="11pt" style:font-size-complex="11pt"/>
    </style:style>
    <style:style style:name="T66" style:family="text">
      <style:text-properties fo:font-size="11pt" officeooo:rsid="00395e8f" style:font-size-asian="11pt" style:font-size-complex="11pt"/>
    </style:style>
    <style:style style:name="T67" style:family="text">
      <style:text-properties fo:font-size="11pt" officeooo:rsid="004ab4fc" style:font-size-asian="11pt" style:font-size-complex="11pt"/>
    </style:style>
    <style:style style:name="T68" style:family="text">
      <style:text-properties fo:font-size="11pt" officeooo:rsid="0036db2b" style:font-size-asian="11pt" style:font-size-complex="11pt"/>
    </style:style>
    <style:style style:name="T69" style:family="text">
      <style:text-properties fo:font-size="11pt" officeooo:rsid="003b4c64" style:font-size-asian="11pt" style:font-size-complex="11pt"/>
    </style:style>
    <style:style style:name="T70" style:family="text">
      <style:text-properties fo:font-size="11pt" officeooo:rsid="003cc750" style:font-size-asian="11pt" style:font-size-complex="11pt"/>
    </style:style>
    <style:style style:name="T71" style:family="text">
      <style:text-properties fo:background-color="transparent" loext:char-shading-value="0"/>
    </style:style>
    <style:style style:name="T72" style:family="text">
      <style:text-properties fo:font-weight="normal" officeooo:rsid="0015fed4" style:font-weight-asian="normal" style:font-weight-complex="normal"/>
    </style:style>
    <style:style style:name="T73" style:family="text">
      <style:text-properties fo:color="#ff0000" fo:font-size="11pt" officeooo:rsid="0020f33c" style:font-size-asian="11pt" style:font-size-complex="11pt"/>
    </style:style>
    <style:style style:name="T74" style:family="text">
      <style:text-properties fo:color="#ff0000" fo:font-size="11pt" officeooo:rsid="0021727d" style:font-size-asian="11pt" style:font-size-complex="11pt"/>
    </style:style>
    <style:style style:name="T75" style:family="text">
      <style:text-properties fo:color="#ff0000" fo:font-size="11pt" officeooo:rsid="002bf2af" style:font-size-asian="11pt" style:font-size-complex="11pt"/>
    </style:style>
    <style:style style:name="T76" style:family="text">
      <style:text-properties fo:color="#ff0000" fo:font-size="11pt" officeooo:rsid="002d8df5" style:font-size-asian="11pt" style:font-size-complex="11pt"/>
    </style:style>
    <style:style style:name="T77" style:family="text">
      <style:text-properties fo:color="#ff0000" fo:font-size="11pt" officeooo:rsid="002b1467" style:font-size-asian="11pt" style:font-size-complex="11pt"/>
    </style:style>
    <style:style style:name="T78" style:family="text">
      <style:text-properties fo:color="#ff0000" fo:font-size="11pt" officeooo:rsid="0022ce52" style:font-size-asian="11pt" style:font-size-complex="11pt"/>
    </style:style>
    <style:style style:name="T79" style:family="text">
      <style:text-properties fo:color="#ff0000" style:font-name="Times New Roman" fo:font-size="11pt" officeooo:rsid="0022ce52" fo:background-color="#ffffff" loext:char-shading-value="0" style:font-size-asian="11pt" style:font-size-complex="11pt"/>
    </style:style>
    <style:style style:name="T80" style:family="text">
      <style:text-properties fo:color="#ff0000" style:text-position="super 58%" style:font-name="Times New Roman" fo:font-size="11pt" officeooo:rsid="0022ce52" fo:background-color="#ffffff" loext:char-shading-value="0" style:font-size-asian="11pt" style:font-size-complex="11pt"/>
    </style:style>
    <style:style style:name="T81" style:family="text">
      <style:text-properties officeooo:rsid="003d88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 Draft 2 for Feedback</text:p>
      <text:p text:style-name="P2"/>
      <text:p text:style-name="P43">General structure:</text:p>
      <text:list xml:id="list4247444916" text:style-name="L3">
        <text:list-item>
          <text:p text:style-name="P44">How agricultural productivity affects food security</text:p>
        </text:list-item>
        <text:list-item>
          <text:p text:style-name="P44">How land quality and land degradation affect agricultural productivity</text:p>
        </text:list-item>
        <text:list-item>
          <text:p text:style-name="P44">How policy is important to deal with both of these questions</text:p>
        </text:list-item>
        <text:list-item>
          <text:p text:style-name="P57"><text:span text:style-name="T72">Why my research will help policy</text:span></text:p>
        </text:list-item>
      </text:list>
      <text:p text:style-name="P1"/>
      <text:p text:style-name="P3">First Paragraph</text:p>
      <text:list xml:id="list3545781967" text:style-name="L5">
        <text:list-item>
          <text:p text:style-name="P55"><text:span text:style-name="T26">Global population growth is expected to exceed 9 billion by 2050. This places more importance on food security. There is simply not enough land available to establish food security with current agricultural practices. Therefore, the solution must be to focus on increasing yields per hectare. </text:span></text:p>
        </text:list-item>
      </text:list>
      <text:list xml:id="list453588313" text:style-name="L2">
        <text:list-item>
          <text:p text:style-name="P16">In the coming decades, greater per capita food consumption is expected in the wake of growing incomes in the developing world. The resulting shifts in consumption patterns from a diet high in starchy foods to one that is richer in protein, including meats and dairy products will have an important impact on global agriculture. </text:p>
        </text:list-item>
        <text:list-item>
          <text:p text:style-name="P16">Coupled with steady population growth in the future, the competition for crop output between direct consumption, and livestock feedstuffs and raw inputs to processed food industries will intensify. At the same time, the industrial demand for crops is expected to rise with the growing use of renewable fuels worldwide, especially for first generation biofuels which require food crop feedstocks.</text:p>
        </text:list-item>
        <text:list-item>
          <text:p text:style-name="P16">Over the past five decades, food availability has been greatly enhanced through productivity gains in the agricultural sector. Continuation of such trends will be critical to ensuring food security between now and mid-century, as population, incomes and biofuel use continue to grow. </text:p>
        </text:list-item>
        <text:list-item>
          <text:p text:style-name="P16">Total factor productivity – a measure of the growth in aggregate output relative to an index of all inputs – in both the global crop and livestock sectors actually rose over the past two decades. However, there are concerns on some fronts that crop yields for key staple grains <text:span text:style-name="T2">may be reaching their biophysical limits in some regions.</text:span></text:p>
        </text:list-item>
        <text:list-item>
          <text:p text:style-name="P36"><text:span text:style-name="T24">The future trajectory of crop yields will also be affected by climate change, although the precise impacts are uncertain and spatially heterogeneous. There is also the potential for crop yields to be enhanced via the fertilisation effect of rising CO2 concentrations in the atmosphere </text:span><text:span text:style-name="T3">(Baldos </text:span><text:span text:style-name="T4">et al.</text:span><text:span text:style-name="T3">, 2014)</text:span><text:span text:style-name="T24">. </text:span></text:p>
          <text:p text:style-name="P36"><text:span text:style-name="T24"/></text:p>
        </text:list-item>
        <text:list-item>
          <text:p text:style-name="P53"><text:span text:style-name="T24">A</text:span><text:span text:style-name="T23">s rising populations and incomes increase pressure on land and other resources around the world, agricultural productivity plays an increasingly important role in improving food supplies and food security. </text:span></text:p>
        </text:list-item>
        <text:list-item>
          <text:p text:style-name="P53"><text:span text:style-name="T23">Agronomic studies and conventional wisdom have long recognised that land quality affects agricultural productivity, but it has been difficult to disentangle land quality’s effects from those of other factors, such as changes in input use. </text:span></text:p>
        </text:list-item>
        <text:list-item>
          <text:p text:style-name="P42"><text:span text:style-name="T23">Land degradation appears to generate productivity losses that are relatively small on a global scale (although their relative importance may increase if productivity growth continues to slow). New estimates of productivity losses are consistent with the lower range of previous estimates. For example, potential yield losses to erosion estimated in the soil science literature average 0.3 percent per year across regions and crops. </text:span></text:p>
        </text:list-item>
        <text:list-item>
          <text:p text:style-name="P42"><text:span text:style-name="T23">Land degradation’s effects on productivity are likely to be more severe in some regions and local areas, due to a combination of resource factors (terrain, soils, and precipitation) and economic factors (poverty, tenure insecurity, and lack of infrastructure).</text:span></text:p>
        </text:list-item>
        <text:list-item>
          <text:p text:style-name="P42"><text:soft-page-break/><text:span text:style-name="T23">Land degradation’s impacts on productivity may affect food security in some areas both through losses in aggregate production (and thus higher food prices for all consumers) and through losses in income for those who derive their livelihoods from agricultural land or agricultural labor. Model results suggest that the number of people with nutritionally inadequate diets in low-income developing countries would decline by 5% if average annual yield losses to land degradation in those countries were reduced from 0.2% to 0.1% over the next decade.</text:span></text:p>
        </text:list-item>
        <text:list-item>
          <text:p text:style-name="P37"><text:span text:style-name="T25">Concerns persist about the effects of increased agricultural production on the quality of land, water, and other environmental resources. Addressing these chal</text:span><text:span text:style-name="T27">l</text:span><text:span text:style-name="T25">enges requires improved understanding of the links between land quality, land degradation, agricultural productivity, and food security – incorporating biophysical processes as well as choices that farmers make in the context of diverse and changing economic circumstances </text:span><text:span text:style-name="T5">(Wiebe, 2003)</text:span><text:span text:style-name="T25">. </text:span></text:p>
          <text:p text:style-name="P37"><text:span text:style-name="T25"/></text:p>
        </text:list-item>
        <text:list-item>
          <text:p text:style-name="P11"><text:span text:style-name="T40">B</text:span>iodiversity continues to decline, despite the repeated implementation of international conservation conventions, such as the Convention on Biological Diversity (1992), the UN Decade of Biodiversity (2011-2020), and many other biodiversity conservation schemes, which had little success.</text:p>
        </text:list-item>
        <text:list-item>
          <text:p text:style-name="P11">Agriculture is considered the main cause of global biodiversity decline, but conservation objectives still collide with FAO calls for higher crop production to feed the world. </text:p>
        </text:list-item>
        <text:list-item>
          <text:p text:style-name="P11">The current model of agricultural intensification, based on agrochemical inputs, large monocultures and landscape homogenisation, has successfully increased yields, but is associated with severe losses of biodiversity and ecosystem services, even in neighbouring nature reserves.</text:p>
        </text:list-item>
        <text:list-item>
          <text:p text:style-name="P10"><text:span text:style-name="T71">Current trends ca</text:span>n only be reversed by a concerted effort to fundamentally redesign farming systems and agricultural landscapes; that is, a paradigm shift in agriculture. </text:p>
        </text:list-item>
        <text:list-item>
          <text:p text:style-name="P10">Certified organic farming, that is banning synthetic agrochemicals to achieve sustainability in agricultural systems in general and biodiversity conservation in particular, is often claimed to be the fundamental alternative to conventional farming. However, the contribution of certified organic agriculture to stop the losses in biodiversity appears to be exaggerated in the public perception. In fact, switching from conventional to organic practices increases local species richness by just a third, but leads to considerable yield losses, so that more land is needed to produce the same amount of food. </text:p>
        </text:list-item>
        <text:list-item>
          <text:p text:style-name="P5"><text:span text:style-name="T38">Surprisingly, a wealth of biodiversity-friendly measures that can enhance biodiversity and can be implemented in conventional agriculture, have so far been poorly adopted in current agricultural systems </text:span><text:span text:style-name="T3">(Wiebe, 2003)</text:span><text:span text:style-name="T38">. </text:span></text:p>
        </text:list-item>
      </text:list>
      <text:p text:style-name="P12"><text:span text:style-name="T38"/></text:p>
      <text:list xml:id="list81346649169556" text:continue-numbering="true" text:style-name="L2">
        <text:list-item>
          <text:p text:style-name="P13"><text:span text:style-name="T38">T</text:span><text:span text:style-name="T37">he three defining and interlinked challenges of the 21</text:span><text:span text:style-name="T41">st</text:span><text:span text:style-name="T37"> century are managing climate change and overcoming poverty and food insecurity, bringing them to the top of the international agenda. </text:span></text:p>
        </text:list-item>
        <text:list-item>
          <text:p text:style-name="P8"><text:span text:style-name="T37">Agriculture is a major contributor to greenhouse gas (GHG) emissions through crop cultivation, livestock, and land use change. These sources altogether account for about one-third of total anthropogenic GHG emission, and four-fifths of them are located in developing countries. </text:span></text:p>
        </text:list-item>
        <text:list-item>
          <text:p text:style-name="P8"><text:span text:style-name="T37">Various mitigation strategies exist at different costs, but would require either change in consumption patterns or some constraints on agricultural activities, with some implications for food supply. Investing in productivity improvement is usually presented as an efficient way to simultaneously achieve GHG emission reduction and ensure food availability, one of the key pillars of food security. </text:span></text:p>
        </text:list-item>
        <text:list-item>
          <text:p text:style-name="P14"><text:span text:style-name="T37">Major productivity gaps remain that could be exploited to supply more food on existing agricultural land and at lower costs. Increasing land productivity would, in particular, relax the </text:span><text:soft-page-break/><text:span text:style-name="T37">pressure from land conversion on current deforestation frontiers and help avoid large emissions and biodiversity losses. </text:span></text:p>
        </text:list-item>
        <text:list-item>
          <text:p text:style-name="P14"><text:span text:style-name="T37">Indeed, past crop yield increases are estimated to have spared 85% of cropland over 50 years and avoided some 590 GtCO2 of land-use-related GHG emissions. </text:span></text:p>
        </text:list-item>
        <text:list-item>
          <text:p text:style-name="P15"><text:span text:style-name="T37">Patterns of future food demand are calibrated on FAO projections. Yield growth for crops and livestock are assumed to follow recent historical trends, which are extended linearly to 2050.</text:span></text:p>
        </text:list-item>
        <text:list-item>
          <text:p text:style-name="P9"><text:span text:style-name="T39">A convergence scenario (“CONV”), where efficient rural development policies improve cropping and herd management practices. As a result, we assume that 50% of the estimate yield gaps in the baseline are bridged for crops. These yield gaps are calculated by comparing current observed crop yields from FAO with the potential yield for rain-fed and irrigated systems estimated with the EPIC model. </text:span></text:p>
        </text:list-item>
        <text:list-item>
          <text:p text:style-name="P9"><text:span text:style-name="T39">The reference pathway considered for the baseline and all scenarios is a conventional intensification of practices (“High-Input” pathway). For this pathway, we increase all input requirements and factor costs associated with yield improvement. For crops, such a scenario implies additional fertilisers, pesticides, and irrigation, as well as investment in machinery and equipment, which are still limiting factors in many developing regions. Given the possibilities of increasing yield through more sustainable practices, we also consider a pathway where these crop yield improvements are obtained without additional synthetic fertilisers, mainly through more effort on optimised rotation, crop-livestock system integration, and precision farming. </text:span></text:p>
        </text:list-item>
        <text:list-item>
          <text:p text:style-name="P38"><text:span text:style-name="T29">A third pathway is explored, relying much more on innovation and total factor productivity gains. For this pathway, all input and factor requirements are kept constant, and the extra production is reache</text:span><text:span text:style-name="T30">d through the adoption of new technologies and public expenditure towards R&amp;D and infrastructure investments, bringing substantial yield boost overall without extra cost for farmers </text:span><text:span text:style-name="T6">(Valin et al., 2013)</text:span><text:span text:style-name="T30">. </text:span><text:span text:style-name="T31"><text:s/></text:span></text:p>
          <text:p text:style-name="P38"><text:span text:style-name="T31"/></text:p>
        </text:list-item>
        <text:list-item>
          <text:p text:style-name="P54"><text:span text:style-name="T31">T</text:span><text:span text:style-name="T28">he global food system will encounter an unprecedented convergence of pressures over the next few decades. Agricultural production must increase by 70-100% to feed over 9 billion people by 2050 and most of this will have to come from fields already under cultivation to minimise biodiversity loss and harm to ecosystem functioning. </text:span></text:p>
        </text:list-item>
        <text:list-item>
          <text:p text:style-name="P54"><text:span text:style-name="T28">This is further compounded by the growing demand for non-food items such as biofuels and biomaterials. The rate of productivity growth has however, declined from ~2% yr-1 during the Green Revolution to ~1% today. </text:span></text:p>
        </text:list-item>
        <text:list-item>
          <text:p text:style-name="P46"><text:span text:style-name="T28">Past achievements in agricultural production growth have had negative side-effects on land and water resources by poorly adapted production systems and because of deliberate choices or trade-offs to increase agricultural output at the expense of other ecosystem services. </text:span></text:p>
        </text:list-item>
        <text:list-item>
          <text:p text:style-name="P46"><text:span text:style-name="T28">The enormous contrasts in regional food production systems reflect disparities in economic development, soil nutrient supply, market access, and risk-avoidance strategies by farmers and land managers. But they also highlight the potential to enhance agricultural production by closing yield gaps, that is the difference in actual yield and yield that can be obtained when crops are optimally managed. Farmers in North America and Western Europe are estimated to produce yields at 80% of yield potential. Closing the remaining yield gap seems unlikely since the cost of marginal increments in yield exceed the incremental gain at given existing technologies and policies. Yet, yield gaps are especially large under rainfed conditions and in developing nations. With models based on production ecological principles, cereal productivity in SSA was calculated at 15-30% of the biophysical maximum (Bindraban et al., 2012). </text:span></text:p>
          <text:p text:style-name="P45"><text:span text:style-name="T28"/></text:p>
        </text:list-item>
        <text:list-item>
          <text:p text:style-name="P47"><text:span text:style-name="T28">Land degradation is not being adequately addressed, but is of vital importance to raise awareness so that future land management decisions can lead to more sustainable and resilient agricultural systems.</text:span></text:p>
        </text:list-item>
        <text:list-item>
          <text:p text:style-name="P48"><text:soft-page-break/><text:span text:style-name="T28">Intensification of agricultural production represented by increasing inputs (especially fertilisers) and improved farm management practices is an established trend for adequately supplying a growing population with food and providing for export resources </text:span><text:span text:style-name="T32">(Sparovek et al., 2001)</text:span><text:span text:style-name="T28">.</text:span></text:p>
        </text:list-item>
        <text:list-item>
          <text:p text:style-name="P49"><text:span text:style-name="T28">One of the most intensively debated issues in projections on directions that agricultural policies should take over the next 25 years is the extent of land degradation and its effect on food production. While many argue that land degradation is a potential threat to global food production (“Arguments about the severity of global land and soil degradation, and the crises which humans are facing as a result of the shrinking productive natural resource base are convincing”), there are others that indicate that land degradation is over-estimated and relatively unimportant to global food production. </text:span></text:p>
        </text:list-item>
        <text:list-item>
          <text:p text:style-name="P49"><text:span text:style-name="T28">There is a wealth of scientific literature, workshop proceedings and policy statements that link rapidly increasing world population, stagnant aggregate cereal output and the extent of soil degradation worldwide. These are the central themes on the international and national agendas of policy-makers, decision makers and agricultural research organisations. </text:span></text:p>
        </text:list-item>
        <text:list-item>
          <text:p text:style-name="P49"><text:span text:style-name="T28">In the past the demand for more food by increasing population was partly satisfied by opening up new land for agriculture, partly by intensified management of the land to obtain higher yields per unit land. Although world cereal production almost doubled between 1966 and 1990, the growth in aggregate cereal output started to decline after 1982, mainly as a result of a decline in quality and performance of irrigation systems, an inefficient use of fertilisers, a negative nutrient balance in more non-irrigated drylands in developing countries, increased losses from pests and diseases, a deterioration of commodity prices, leading to reduced incentives to invest. </text:span></text:p>
        </text:list-item>
        <text:list-item>
          <text:p text:style-name="P41"><text:span text:style-name="T34">W</text:span><text:span text:style-name="T36">hile there is wide-spread evidence that soil losses resulting from erosion are far in excess of the natural rate of soil formation, the impact of such losses on crop yields or production has not been well-established in physical or economic terms, although there have been many attempts to do so. Hurni (1996) states that science faces the challenge of assessing the impact of soil erosion by water and wind. To what extent is soil productivity affected? Economic estimates only focusing on production can be misleading because the underlying problem of soil degradation, its long-term irreversible consequences on soil productivity and the urgent need for action are under-estimated). </text:span></text:p>
        </text:list-item>
        <text:list-item>
          <text:p text:style-name="P50"><text:span text:style-name="T28">Crosson (1996) calculated the on-farm economic costs of soil erosion on a global level. Using data derived from GLASOD on lightly, moderately, and strongly degraded land in crops and permanent pastures and assuming percentage losses of productivity for each degradation category (5%, 18%, 50% respectively) he arrived at an average productivity loss on the total area of land in crops and permanent pastures of 4.8% percent. Even if he uses higher loss percentages (15%, 35%, 75%) the average world-wide productivity loss would not be higher than 8.9%. Using Crosson’s approach, we separated cropland from permanent pastures and calculated these losses per continent. </text:span></text:p>
        </text:list-item>
        <text:list-item>
          <text:p text:style-name="P51"><text:span text:style-name="T28">In the GLASOD approach the degree to which the soil is degraded to its present status was related in a qualitative manner to the agricultural suitability of the soil, to its declined productivity, to its possibilities for restoration to full productivity and in relation to its original biotic functions.</text:span></text:p>
        </text:list-item>
        <text:list-item>
          <text:p text:style-name="P51"><text:span text:style-name="T28">A light degree of soil degradation indicated that the soil had a some-what reduced agricultural suitability, but was suitable in local farming systems. Restoration to full productivity is possible by slight adjustment of its land management. A moderate degree of degradation status was defined as a status of the soil with a greatly reduced productivity, but still suitable for use in local farming system. Major improvements were required to restore the soil to its original productive potential. A strong degree of degradation reflected a status of the soil, which had </text:span><text:soft-page-break/><text:span text:style-name="T28">virtually lost its productive capacity. Major investments would be needed to rehabilitate the soil, often beyond the means of national governments in most developing countries. An extreme degree of soil degradation indicated that the soil was unreclaimable. </text:span></text:p>
        </text:list-item>
        <text:list-item>
          <text:p text:style-name="P51"><text:span text:style-name="T28">The GLASOD study revealed that 38% of the area affected by human-induced soil degradation was lightly degraded, 46$ was moderately degraded, 15% was strongly degraded, while less than 1% was extremely degraded on a world-wide basis. </text:span></text:p>
        </text:list-item>
        <text:list-item>
          <text:p text:style-name="P40"><text:span text:style-name="T34">Method: a</text:span><text:span text:style-name="T35"> significant complication in assessing productivity losses as a result of soil degradation processes is the variety of reasons that may lead to yield decline. Yield decline may be caused by a wide range of factors, such as erosion, fertility decline, improper management, drought or waterlogging, quality and quantity of inputs (like seeds, fertilisers), pests and diseases, and adverse weather conditions. It is therefore important to consider a medium or long-time period – 10 to 15 years – to level out aberrations resulting from fluctuations in weather patterns or pest and disease occurrences. </text:span></text:p>
        </text:list-item>
        <text:list-item>
          <text:p text:style-name="P52"><text:span text:style-name="T28">Despite technological innovations to improve the productivity of the soil the average rate of change in total productivity increases has declined from 2.2% annually during the 1950-1965 period to 1.8% annually during the 1965-1979 period in the USA. </text:span></text:p>
        </text:list-item>
        <text:list-item>
          <text:p text:style-name="P40"><text:span text:style-name="T34">S</text:span><text:span text:style-name="T35">ince soil degradation can be more or less hidden by the effects of various management practices, productivity changes should be assessed in relation to the amounts of inputs or level of management. </text:span></text:p>
        </text:list-item>
        <text:list-item>
          <text:p text:style-name="P52"><text:span text:style-name="T28">The impact of human-induced soil degradation is therefore assessed in relation to the level of management and the resulting changes in productivity. </text:span></text:p>
        </text:list-item>
        <text:list-item>
          <text:p text:style-name="P39"><text:span text:style-name="T33">The changes in productivity (and soil microbiome) are expressed (analysed) in relative terms: the current average productivity compared to the average productivity in the non-degraded situation (intensive vs less intensive). </text:span></text:p>
        </text:list-item>
      </text:list>
      <text:p text:style-name="P56"><text:span text:style-name="T33"/></text:p>
      <text:list xml:id="list81346988827541" text:continue-numbering="true" text:style-name="L2">
        <text:list-item>
          <text:p text:style-name="P58"/>
        </text:list-item>
        <text:list-item>
          <text:p text:style-name="P21"><text:span text:style-name="T43">At present, most land suitable for cropping is in use, 596 Mha in developed and 966 Mha in developing countries. </text:span></text:p>
        </text:list-item>
        <text:list-item>
          <text:p text:style-name="P21"><text:span text:style-name="T43">Total field crop production is currently about 2850 Mt, comprising 2100 Mt cereals, 140 Mt roots and tubers, 194 Mt sugar crops, 48 Mt pulses and 361 Mt oilseeds. </text:span></text:p>
        </text:list-item>
        <text:list-item>
          <text:p text:style-name="P21"><text:span text:style-name="T42">Without greater yields, or further intensification of production (more crops per year), the additional land area required would be 1100 Mha. </text:span></text:p>
        </text:list-item>
      </text:list>
      <text:p text:style-name="P17"/>
      <text:p text:style-name="P17">Second Paragraph</text:p>
      <text:p text:style-name="P4">Soil degradation is the biggest limiting factor for agricultural productivity. Statistic on yield effect of soil degradation. Soil degradation is exacerbated by current agricultural practices. </text:p>
      <text:p text:style-name="P4"/>
      <text:list xml:id="list3932334483" text:style-name="L6">
        <text:list-item>
          <text:p text:style-name="P18"><text:span text:style-name="T44">Soil degradation is arguably the greatest limiting factor of global productivity growth (Bindraban et al., 2012). </text:span><text:span text:style-name="T45">D</text:span><text:span text:style-name="T46">egradation </text:span><text:span text:style-name="T45">of soil</text:span><text:span text:style-name="T46"> </text:span><text:span text:style-name="T47">refers to</text:span><text:span text:style-name="T46"> </text:span><text:span text:style-name="T47">the </text:span><text:span text:style-name="T46">loss of the present and/or future </text:span><text:span text:style-name="T47">ability of the soil to provide functions and services due to a decline in soil quality </text:span><text:span text:style-name="T7">(Lal, 2015)</text:span><text:span text:style-name="T47">. </text:span><text:span text:style-name="T48">This </text:span><text:span text:style-name="T49">can be a direct result of natural processes, such as w</text:span><text:span text:style-name="T50">ater or w</text:span><text:span text:style-name="T49">ind erosion </text:span><text:span text:style-name="T7">(Bindraban et al., 2012)</text:span><text:span text:style-name="T49">. However, </text:span><text:span text:style-name="T51">it</text:span><text:span text:style-name="T47"> </text:span><text:span text:style-name="T52">most commonly </text:span><text:span text:style-name="T47">arises </text:span><text:span text:style-name="T49">from</text:span><text:span text:style-name="T47"> anthropogenic activity </text:span><text:span text:style-name="T49">caused by socioeconomic pressures and population growth </text:span><text:span text:style-name="T73">this is unclear what you mean, </text:span><text:span text:style-name="T74">not to early to name activities</text:span><text:span text:style-name="T49">. Examples</text:span><text:span text:style-name="T75"> of w</text:span><text:span text:style-name="T73">hat?</text:span><text:span text:style-name="T75"> </text:span><text:span text:style-name="T49">include deforestation, intensive agricultural practices, and urbanisation. These </text:span><text:span text:style-name="T51">developments </text:span><text:span text:style-name="T76">? </text:span><text:span text:style-name="T47">disrupt the natural fortification </text:span><text:span text:style-name="T73">what is this </text:span><text:span text:style-name="T47">of a soil and its vegetative cover against climatic hostility </text:span><text:span text:style-name="T7">(Oldeman, 1992)</text:span><text:span text:style-name="T47">. </text:span><text:span text:style-name="T53">This is partly due to most human activities being depletive of the natural environment </text:span><text:span text:style-name="T7">(Abrol et al., 1990)</text:span><text:span text:style-name="T53">. Four types of soil degradation have previously been defined: (i) physical; (ii) chemical; (iii) biological; and (iv) ecological. </text:span><text:span text:style-name="T54">Soil physical degradation refers to a loss of structural attributes in the soil, which exacerbates crusting, compaction and hardsetting, soil erosion and sedimentation, soil temperature fluctuations, and laterisation. </text:span><text:span text:style-name="T52">Soil chemical degradation </text:span><text:span text:style-name="T55">is identified by acidification and salinisation, nutrient depletion, </text:span><text:soft-page-break/><text:span text:style-name="T55">excessive leaching of cations, and contamination by industrial waste leading to a toxicity imbalance that is detrimental to plant growth. Soil biological degradation is characterised by </text:span><text:span text:style-name="T56">a decline</text:span><text:span text:style-name="T55"> </text:span><text:span text:style-name="T56">in</text:span><text:span text:style-name="T55"> </text:span><text:span text:style-name="T48">soil organic carbon (SOC)</text:span><text:span text:style-name="T55">, </text:span><text:span text:style-name="T56">activity, density, and diversity of soil fauna, and the capacity for soil C sink retention. Consequently, biological degradation can lead to soils being a net output of </text:span><text:span text:style-name="T48">greenhouse gas emissions (</text:span><text:span text:style-name="T56">GHG</text:span><text:span text:style-name="T48">)</text:span><text:span text:style-name="T56">, such as </text:span><text:span text:style-name="T48">carbon dioxide (</text:span><text:span text:style-name="T56">CO2</text:span><text:span text:style-name="T48">)</text:span><text:span text:style-name="T56"> and </text:span><text:span text:style-name="T48">methane (</text:span><text:span text:style-name="T56">CH4</text:span><text:span text:style-name="T48">)</text:span><text:span text:style-name="T56">. </text:span><text:span text:style-name="T57">Ecological degradation is a consequence of </text:span><text:span text:style-name="T58">the other</text:span><text:span text:style-name="T57"> three</text:span><text:span text:style-name="T77"> ?? </text:span><text:span text:style-name="T57">soil degradation types and presents itself </text:span><text:span text:style-name="T59">in</text:span><text:span text:style-name="T57"> the impairment of ecosystem processes, including nutrient and hydrological cycling, and a reduction in net biome</text:span><text:span text:style-name="T77"> ? </text:span><text:span text:style-name="T57">productivity. </text:span></text:p>
        </text:list-item>
        <text:list-item>
          <text:p text:style-name="P20"><text:span text:style-name="T57">T</text:span><text:span text:style-name="T43">here are related issues of inequality, waste, diet and population control, but the major issue is which farming systems can provide the greater production is required and save most land for nature and its other values and uses. </text:span></text:p>
        </text:list-item>
        <text:list-item>
          <text:p text:style-name="P20"><text:span text:style-name="T43">The solution is found in research and development to assist farmers to improve current farming practice, largely on existing agricultural land. These modern agricultural systems (“integrated agriculture”) combine biological cycles with efficient use of external inputs to increase production through greater yield by continuously improving crop cultivars and agronomic technology. </text:span></text:p>
        </text:list-item>
        <text:list-item>
          <text:p text:style-name="P20"><text:span text:style-name="T43">The unavoidable challenge for mankind, and for farmers in particular, is to do this in a way that protects the productive potential of agricultural land (the natural resource base) and minimises impact on natural systems i.e. “to feed and green the world”. </text:span></text:p>
        </text:list-item>
        <text:list-item>
          <text:p text:style-name="P31"><text:span text:style-name="T43">The Standard Nutritional Unit (SNU), equivalent to annual agricultural production of 500kg grain, is a way to measure food demand and carrying capacity of agricultural systems. The importance of this number is not its absolute value, some would argue it could be smaller in some or all cases, but in its ability to provide an unambiguous link between productivity and carrying capacity of land. Importantly, the relationship between area required to feed a given population and yield is hyperbolic rather than linear.</text:span></text:p>
        </text:list-item>
        <text:list-item>
          <text:p text:style-name="P22"><text:span text:style-name="T43">Area devoted to biofuel crops in 2009 was small while predictions of future expansion are difficult because they depend largely on future political decisions and relative prices for food and energy. Meanwhile political decisions already in place continue expansion of food crops for biofuel. Decision makers do not appear to understand the enormous impact that biofuel production will have on an already precarious situation of food security. </text:span></text:p>
        </text:list-item>
        <text:list-item>
          <text:p text:style-name="P32"><text:span text:style-name="T43">Globally, average yields of major crops have increased steadily during the past 50 yr due to a combination of plant breeding and improved agronomic management. </text:span></text:p>
        </text:list-item>
        <text:list-item>
          <text:p text:style-name="P32"><text:span text:style-name="T43">As yield has increased, relative (%) gain has decreased, causing concern in some circles, especially as evidence accumulates of possible plateauing of yield in some high yielding systems. That should be expected, however, as yield increases towards an inescapable attainable maximum, determined at each site, by interaction of genotype with environment. </text:span></text:p>
        </text:list-item>
        <text:list-item>
          <text:p text:style-name="P32"><text:span text:style-name="T43">Just what attainable yield is and how it controls currently existing “exploitable yield gap”, the difference between attainable and actual yields, at each location, is currently a matter of intensive investigation. </text:span></text:p>
        </text:list-item>
        <text:list-item>
          <text:p text:style-name="P22"><text:span text:style-name="T43">Three question arise. First, are current trends in yield gain sufficient to provide the additional production required by 2050? Second, if so, what chance to maintain them? Third, if not, what options to increase the rate of yield gain. </text:span></text:p>
        </text:list-item>
        <text:list-item>
          <text:p text:style-name="P23"><text:span text:style-name="T43">Why Europe? Detailed regional analyses of that scenario find a solution in which 90% and 80% of required increase is achieved by a combination of yield gain and greater cropping intensity in DEVELOPED and developing countries, respectively. (To meet future projections of food security production has to also increase in developed countries, therefore we must assess soil degradation here to see if there is the facilities to accommodate this. </text:span></text:p>
        </text:list-item>
        <text:list-item>
          <text:p text:style-name="P33"><text:span text:style-name="T43">In some of the worlds most productive cropping systems, yields have been stable for many years. Rice in China, wheat in northwest Europe, and irrigated maize in the USA are among the most notable examples. </text:span></text:p>
        </text:list-item>
        <text:list-item>
          <text:p text:style-name="P33"><text:span text:style-name="T43">There is evidence that average farm yields are approaching a yield ceiling. This can either be a biological limit of current cultivars, or an economic one as occurs, for example, when farmers reduce fertiliser input to maintain profitability. </text:span></text:p>
        </text:list-item>
        <text:list-item>
          <text:p text:style-name="P35"><text:span text:style-name="T43">Intensification and expansion of cropping in developing countries must pay urgent attention to the many aspects of modern agronomy in both irrigated and rain-fed systems, access to and use of inputs, storage and sale of products, and how these changes best apply to small-holder farms. Special attention is </text:span><text:soft-page-break/><text:span text:style-name="T43">required to provide access to fertiliser and advice on its proper management, particularly that of nitrogen. Whereas the green revolution in Asia has increased food production at rate greater than population, Asia now accounts for 65% of world N fertiliser use. </text:span></text:p>
        </text:list-item>
        <text:list-item>
          <text:p text:style-name="P33"><text:span text:style-name="T43">Where new knowledge and technology is available, agricultural and cropping systems undergo constant change; there is no such thing as “conventional” production – change is an essential feature of agricultural systems even when the major products remain relatively constant.</text:span></text:p>
        </text:list-item>
        <text:list-item>
          <text:p text:style-name="P24"><text:span text:style-name="T43">The system will never return to its organic origins of unfertilised wheat, continuous or in rotation with fallow, because those systems have been shown unable to sustain adequate productivity. </text:span></text:p>
        </text:list-item>
        <text:list-item>
          <text:p text:style-name="P24"><text:span text:style-name="T43">A distressing feature of present day discussions of food security is the influential support provided by various Government and International Organisations on the need for radical environmental and sociological goals. In these, inadequate attention is paid to global food security, so the conclusions are misguided. </text:span></text:p>
        </text:list-item>
        <text:list-item>
          <text:p text:style-name="P24"><text:span text:style-name="T43">The authors identify the link between agriculture and these component crises as its current dependence on fossil fuel energy that promotes a form of agriculture that produces and inadequately distributes food at high and volatile price, causes environmental degradation and climate change, and contributes to the present global financial chaos. They assure readers, however, that th</text:span><text:span text:style-name="T60">ere</text:span><text:span text:style-name="T43"> are good precedents upon which to build such new production systems that will be sustainable. The examples provided are agro-forestry, organic farming, multi-storey cropping, conservation agriculture/zero tillage, and sustainable rice intensification. </text:span></text:p>
        </text:list-item>
        <text:list-item>
          <text:p text:style-name="P24"><text:span text:style-name="T43">Conservation agriculture/zero tillage apart, because this is a method of soil management widely applied and applicable to many production systems, especially in modern agriculture, the proposed changes are all to low input systems.</text:span></text:p>
        </text:list-item>
        <text:list-item>
          <text:p text:style-name="P24"><text:span text:style-name="T43">These systems are much more demanding of human labour and, largely as a result of low nutrient supply, are less productive than modern agriculture. </text:span></text:p>
        </text:list-item>
        <text:list-item>
          <text:p text:style-name="P24"><text:span text:style-name="T43">With agriculture transformed in this way, more land would be required to feed the world. More land is required not just to offset lower yields of individual crops but also to provide the organic nutrients in raw or composted plant biomass or in concentrated in animal manure that the system requires.</text:span></text:p>
        </text:list-item>
        <text:list-item>
          <text:p text:style-name="P25"><text:span text:style-name="T43">Claims for high productivity of organic agriculture and the rice intensification system have been discredited. A recent article compares yields of individual crops grown, respectively, with high inputs of organic or mineral nutrients and is not a comparative analysis of organic and conventional agriculture. It is the cost of organic nutrients (plant biomass or manure) and biological N-fixation comprising land, time, labor, water, and other nutrients that most disadvantages organic agriculture and lowers system production well below that of conventional agricultural. </text:span></text:p>
        </text:list-item>
        <text:list-item>
          <text:p text:style-name="P25"><text:span text:style-name="T43">Farmers should seek greater energy-use efficiency and there is ample evidence that they are achieving it in large measure adopting such practices as zero tillage in many important agricultural areas. </text:span></text:p>
        </text:list-item>
        <text:list-item>
          <text:p text:style-name="P26"><text:span text:style-name="T43">The significant failing of the “sustainability narrative” is its low productivity that the authors do not confront. They disregard extensive literature that records and explains the problem. </text:span></text:p>
        </text:list-item>
        <text:list-item>
          <text:p text:style-name="P26"><text:span text:style-name="T43">“Agro-ecological” interventions are a useful preliminary step in the search for greater yield but they cannot be reasonably presented as a way to achieve the greater production that will be needed in the future. </text:span></text:p>
        </text:list-item>
        <text:list-item>
          <text:p text:style-name="P26"><text:span text:style-name="T43">In the case of organic and low-input systems, it is essential to include consideration of the land and time needed to provide organic nutrients or fix N2. </text:span></text:p>
        </text:list-item>
        <text:list-item>
          <text:p text:style-name="P27"><text:span text:style-name="T43">The requirements for global food security by 2050 demand continuing evolution of the current paradigm to provide both sufficient food and to protect the resource base of agricultural and non-agricultural environment. The former by increasing production on essentially currently cropped area by combining higher yields with intensified cropping. The latter by careful and efficient use of resources that will preserve the agricultural resource base and prevent leakage to non-agricultural ecosystems. </text:span></text:p>
        </text:list-item>
        <text:list-item>
          <text:p text:style-name="P27"><text:span text:style-name="T43">This continuing evolution requires that unrealistic hopes of low-input agriculture be put aside and false hopes of organic agriculture be strongly contested. </text:span></text:p>
        </text:list-item>
        <text:list-item>
          <text:p text:style-name="P27"><text:span text:style-name="T43">EU (2011) places priority emphasis on approaches that promise building blocks towards “low-input high-output systems that integrate historical knowledge and agro-ecological principles that use nature’s capacity”. </text:span></text:p>
        </text:list-item>
        <text:list-item>
          <text:p text:style-name="P27"><text:soft-page-break/><text:span text:style-name="T43">Stoichiometry and thermodynamics of crop growth regarding nutrients, water and solar radiation advise us that this is not possible. Low input agriculture, forced on poor farmers by economic circumstance, or advised by misguided NGOs, is not the solution for developing countries. Productivity is small and decreases as nutrients are mined from the soil.</text:span></text:p>
        </text:list-item>
        <text:list-item>
          <text:p text:style-name="P27"><text:span text:style-name="T43">Certified organic agriculture will remain a small part of global food production (now&lt;1%) in places where there is a combination of good supply of organic nutrients and a market prepared to pay higher prices for the products. </text:span></text:p>
        </text:list-item>
        <text:list-item>
          <text:p text:style-name="P27"><text:span text:style-name="T43">Technology is also crucial to resolve environmental challenges introduced by intensification. Nitrogen management is a case in point. Nitrogen is required in large quantities for high yield and is extremely mobile in the environment. Crops are best provided with N fertiliser through their growth cycle at rates they need and can use. This is most feasible with inorganic sources using current delivery systems and methods of detection of crop nutrient status. </text:span><text:span text:style-name="T61">(Connor et al., 2012)</text:span></text:p>
        </text:list-item>
      </text:list>
      <text:p text:style-name="P28"><text:span text:style-name="T61"/></text:p>
      <text:list xml:id="list81347421932451" text:continue-numbering="true" text:style-name="L6">
        <text:list-item>
          <text:p text:style-name="P34"><text:span text:style-name="T43">Soil degradation describes ongoing processes that generally limit agronomic productivity, result in undesirable or deteriorating physical, chemical or biological properties, enhance soil displacement due to wind or water driven erosion, and require reassignment of land resources. </text:span></text:p>
        </text:list-item>
        <text:list-item>
          <text:p text:style-name="P34"><text:span text:style-name="T43">Soil degradation often interacts with terrain and climatic factors defining an ecosystem to reduce sustainable land productivity, which, eventually, threatens food security. </text:span></text:p>
        </text:list-item>
        <text:list-item>
          <text:p text:style-name="P34"><text:span text:style-name="T43">The greatest soil degradation threat, however, is wind- or water-induced erosion that displaces soil and depresses land productivity, and results in deteriorated physical properties, nutrient losses, and reshaped, potentially unworkable, field surface conditions. </text:span></text:p>
        </text:list-item>
        <text:list-item>
          <text:p text:style-name="P29"><text:span text:style-name="T43">Both in situ deterioration and soil erosion are frequently a consequence of using unsuitable management practices because soil resource and climatic constraints are not well understood. </text:span></text:p>
        </text:list-item>
        <text:list-item>
          <text:p text:style-name="P30"><text:span text:style-name="T43">Nevertheless, human recognition of soil degradation is very slow as evidenced by the 1909 U.S. Bureau of Soils Bulletin 55 described the soil resource as an “indestructible, immutable asset”. That perception of the soil resource coupled with unsuitable production methods implementing repeated tillage to promote greater rain infiltration and, for semiarid production, to develop an evaporation limiting dust mulch, led to massive soil erosion losses during the Dust Bowl. </text:span></text:p>
        </text:list-item>
        <text:list-item>
          <text:p text:style-name="P30"><text:span text:style-name="T43">Although not mentioned as a benefit, tillage generally increased soil fertility by hastening the decomposition of soil organic matter (SOM) so N,P, K, S, and other nutrients required for plant growth are mineralised to forms that are readily available or use by plants. </text:span></text:p>
        </text:list-item>
        <text:list-item>
          <text:p text:style-name="P30"><text:span text:style-name="T43">The inherent amount of SOM in soils varies greatly depending on soil texture and environmental conditions. </text:span></text:p>
        </text:list-item>
        <text:list-item>
          <text:p text:style-name="P30"><text:span text:style-name="T43">Degradation of soil physical properties is closely linked to the loss of SOM because it serves as the glue to hold soil particles together to form aggregates. Aggregates provide structure that makes soils more resistant to erosion and compaction and increases the amount of plant available water they can hold. </text:span></text:p>
        </text:list-item>
      </text:list>
      <text:p text:style-name="P17"/>
      <text:p text:style-name="P17">Third Paragraph</text:p>
      <text:p text:style-name="P4">Explain current practices. Introduce idea of alternative practices <text:span text:style-name="T1">and the recent interest in alternative practices. </text:span><text:span text:style-name="T81">Summarise findings of existing meta-analyses.</text:span></text:p>
      <text:p text:style-name="P4"/>
      <text:list xml:id="list2668039463" text:style-name="L7">
        <text:list-item>
          <text:p text:style-name="P6"><text:span text:style-name="T62">The causes of soil degradation are multifaceted. </text:span><text:span text:style-name="T63">Agriculture is one of the leading causes of stress to the environment </text:span><text:span text:style-name="T8">(Seybold </text:span><text:span text:style-name="T9">et al.</text:span><text:span text:style-name="T8">, 1999),</text:span><text:span text:style-name="T63"> and its effects </text:span><text:span text:style-name="T64">can be seen long after the period of cultivation has ended. </text:span><text:span text:style-name="T78">Arable?</text:span><text:span text:style-name="T64">Agriculture </text:span><text:span text:style-name="T48">refers to</text:span><text:span text:style-name="T64"> any crop-plant production system, and has huge ramifications for soils and surrounding ecosystems </text:span><text:span text:style-name="T7">(McLauchlan, 2006)</text:span><text:span text:style-name="T64">.</text:span><text:span text:style-name="T65"> Soil can be categorised as “resilient” or “resistant” based on how it responds to agricultural perturbation </text:span><text:span text:style-name="T7">(Seybold </text:span><text:span text:style-name="T9">et al.</text:span><text:span text:style-name="T7">, 1999)</text:span><text:span text:style-name="T65">. A soil that is particularly vulnerable to change under agricultural management practice but rapidly returns to its original state would be defined as “resilient”. </text:span><text:span text:style-name="T66">In comparison, a “resistant” soil c</text:span><text:span text:style-name="T67">an</text:span><text:span text:style-name="T66"> withstand greater levels of management intensity without changing, but once changed may lose the ability to return to its initial condition. </text:span><text:span text:style-name="T78">Is ti always one o the other?</text:span><text:span text:style-name="T68">Biomass </text:span><text:span text:style-name="T69">amendments</text:span><text:span text:style-name="T68">, tillage, fertilisation, and altered hydrology are specific agricultural management practices that </text:span><text:span text:style-name="T65">have the potential to drastically change the quality of the soil. </text:span><text:span text:style-name="T63">The elimination of naturally competing plant species and introduction of annual crop plants </text:span><text:span text:style-name="T70">significantly alters plant biomass </text:span><text:span text:style-name="T78">and?</text:span><text:span text:style-name="T70">. Annual harvest diminishes organic </text:span><text:span text:style-name="T48">carbon</text:span><text:span text:style-name="T70"> returns to </text:span><text:soft-page-break/><text:span text:style-name="T70">the soil </text:span><text:span text:style-name="T7">(Imhoff et al., 2004); </text:span><text:span text:style-name="T10">in an agricultural system </text:span><text:span text:style-name="T11">SO</text:span><text:span text:style-name="T10">C is a linear function of </text:span><text:span text:style-name="T11">carbon</text:span><text:span text:style-name="T10"> loads from crop residues (McLauchlan, 2006) </text:span><text:span text:style-name="T79">which means what</text:span><text:span text:style-name="T10">. </text:span><text:span text:style-name="T12">Inversion tillage creates belowground disturbance </text:span><text:span text:style-name="T13">through</text:span><text:span text:style-name="T12"> the pulverisation of the topsoil that increases SOC decomposition rates (Reicosky et al., 1997; Collins et al., 2000; </text:span><text:span text:style-name="T14">Six et al., 2000</text:span><text:span text:style-name="T12">)</text:span><text:span text:style-name="T13"> and enables </text:span><text:span text:style-name="T14">physical </text:span><text:span text:style-name="T13">soil erosion due to the lack of vegetation cover. </text:span><text:span text:style-name="T22">Research shows</text:span><text:span text:style-name="T14"> that after 100 years of maize cultivation, agricultural land contains less than half the amount of topsoil in comparison with perennial grasslands (Gantzer et al., 1991). </text:span><text:span text:style-name="T15">The full extent of soil degradation caused by inversion tillage can only be realised decades after its use: subsoil begins to appear at the surface, tillage-related landforms such as tillage banks form, and tillage translocation (the movement of the cultivation layer) takes place (Van Oost et al., 2006). </text:span><text:span text:style-name="T16">Nutrient inputs through fertilisation can cause changes to the microbiome, leading to shifts in soil characteristics (Lin et al., 2019), </text:span><text:span text:style-name="T17">and </text:span><text:span text:style-name="T18">subsequently, </text:span><text:span text:style-name="T16">whole ecosystems (Wang et al., 2011). </text:span><text:span text:style-name="T19">Irrigation exacerbates siltation, salinisation and sodicity, </text:span><text:span text:style-name="T20">and can cause an anaerobic shift in the soil, leading to loss of soil hydroecological functioning (Assouline et al., 2015) and irreversible soil damage (Yin et al., 2021). </text:span><text:span text:style-name="T21">Additional factors influencing soil degradation include continuous cropping/grazing and the use of heavy machinery </text:span><text:span text:style-name="T79">fits better with talk about physical damange in 1</text:span><text:span text:style-name="T80">st</text:span><text:span text:style-name="T79"> para?</text:span><text:span text:style-name="T21">. This is due to grazing interrupting the natural cycle of returning mineral-rich, dead plant matter to the soil, and machinery compacting the soil, which in turn prevents water infiltration and accelerates erosion. Soil degradation processes such as these call conventional management practices into question. </text:span><text:span text:style-name="T79">Rly good time to itroduce idea of alternative practices</text:span></text:p>
        </text:list-item>
      </text:list>
      <text:p text:style-name="P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Fourth Paragraph</text:p>
      <text:p text:style-name="P7">Explain alternative practices. Introduce the three that I am looking at in my project. Implemented in policy from EU in support of conservation agriculture. </text:p>
      <text:p text:style-name="P7"/>
      <text:p text:style-name="P19">Fifth Paragraph</text:p>
      <text:p text:style-name="P7">Policymakers need good evidence to make decisions. Therefore, I’ll do a meta-analysis. Explain my research here and what my aims ar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8T01:00:10.073822989</meta:creation-date>
    <dc:date>2022-08-20T08:13:46.349611280</dc:date>
    <meta:editing-duration>PT13H16M56S</meta:editing-duration>
    <meta:editing-cycles>15</meta:editing-cycles>
    <meta:generator>LibreOffice/6.4.7.2$Linux_X86_64 LibreOffice_project/40$Build-2</meta:generator>
    <meta:document-statistic meta:table-count="0" meta:image-count="0" meta:object-count="0" meta:page-count="10" meta:paragraph-count="110" meta:word-count="5315" meta:character-count="35262" meta:non-whitespace-character-count="30068"/>
  </office:meta>
</office:document-meta>
</file>